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456" officeooo:paragraph-rsid="00124456"/>
    </style:style>
    <style:style style:name="P2" style:family="paragraph" style:parent-style-name="Standard" style:list-style-name="L1">
      <style:text-properties officeooo:rsid="00124456" officeooo:paragraph-rsid="00124456"/>
    </style:style>
    <style:style style:name="P3" style:family="paragraph" style:parent-style-name="Standard" style:list-style-name="L1">
      <style:text-properties officeooo:rsid="0013be2f" officeooo:paragraph-rsid="0013be2f"/>
    </style:style>
    <style:style style:name="P4" style:family="paragraph" style:parent-style-name="Standard" style:list-style-name="L1">
      <style:text-properties officeooo:rsid="0013cd6b" officeooo:paragraph-rsid="0013cd6b"/>
    </style:style>
    <style:style style:name="P5" style:family="paragraph" style:parent-style-name="Standard" style:list-style-name="L1">
      <style:text-properties officeooo:rsid="00168bf2" officeooo:paragraph-rsid="00168bf2"/>
    </style:style>
    <style:style style:name="P6" style:family="paragraph" style:parent-style-name="Standard" style:list-style-name="L1">
      <style:text-properties officeooo:rsid="00188499" officeooo:paragraph-rsid="001884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семинара</text:p>
      <text:list xml:id="list194211779834290444" text:style-name="L1">
        <text:list-item>
          <text:p text:style-name="P2">Вводное слово. Представиться. Цели семинара.</text:p>
        </text:list-item>
        <text:list-item>
          <text:p text:style-name="P3">Тестирование как отдельная ИТ дисциплина. Сравнить аналитика, разработка, системное администрирование, документирование.</text:p>
        </text:list-item>
        <text:list-item>
          <text:p text:style-name="P4">Определение тестирования. Цели тестирования. Модель.</text:p>
        </text:list-item>
        <text:list-item>
          <text:p text:style-name="P4">Качество. Пирамида T – QC – QA.</text:p>
        </text:list-item>
        <text:list-item>
          <text:p text:style-name="P4">Стоимость ошибки.</text:p>
        </text:list-item>
        <text:list-item>
          <text:p text:style-name="P4">Классификация тестирования по уровням.</text:p>
        </text:list-item>
        <text:list-item>
          <text:p text:style-name="P4">Классификация тестирования по видам.</text:p>
        </text:list-item>
        <text:list-item>
          <text:p text:style-name="P4">Качество.</text:p>
        </text:list-item>
        <text:list-item>
          <text:p text:style-name="P4">Навыки необходимые тестировщику.</text:p>
        </text:list-item>
        <text:list-item>
          <text:p text:style-name="P5">Экспертиза отдела тестирования</text:p>
        </text:list-item>
        <text:list-item>
          <text:p text:style-name="P5">История отдела тестирования</text:p>
        </text:list-item>
        <text:list-item>
          <text:p text:style-name="P5">Структура отдела</text:p>
        </text:list-item>
        <text:list-item>
          <text:p text:style-name="P6">Состав команды</text:p>
        </text:list-item>
        <text:list-item>
          <text:p text:style-name="P6">Типичный процесс контроля качества (Vertigo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9:04:31.091183174</meta:creation-date>
    <meta:editing-duration>PT7M52S</meta:editing-duration>
    <meta:editing-cycles>2</meta:editing-cycles>
    <meta:generator>LibreOffice/5.1.6.2$Linux_X86_64 LibreOffice_project/10m0$Build-2</meta:generator>
    <dc:date>2017-06-22T19:12:19.417102318</dc:date>
    <meta:document-statistic meta:table-count="0" meta:image-count="0" meta:object-count="0" meta:page-count="1" meta:paragraph-count="15" meta:word-count="71" meta:character-count="557" meta:non-whitespace-character-count="513"/>
  </office:meta>
</office:document-meta>
</file>